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0a781c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language="en" fo:country="US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language="en" fo:country="US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background-color="transparent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bookmark text:name="yui_3_17_2_1_1680575104006_52"/><text:bookmark text:name="yui_3_17_2_1_1680575104006_51"/>ENUNCIADO</text:p>
      <text:p text:style-name="P2"><text:bookmark text:name="yui_3_17_2_1_1680575104006_49"/>Cree un documento HTML y un documento CSS que enlazará mediante la etiqueta link.</text:p>
      <text:p text:style-name="P2">Dado el siguiente código HTML, deberá establecer los estilos CSS en el documento externo con las siguientes pautas:</text:p>
      <text:list text:style-name="L1">
        <text:list-item>
          <text:p text:style-name="P4">Tipo de letra principal Verdana.</text:p>
        </text:list-item>
        <text:list-item>
          <text:p text:style-name="P5">Encabezado de nivel 1 letra Cambria. Color blanco, color de fondo #0a5dda.</text:p>
        </text:list-item>
        <text:list-item>
          <text:p text:style-name="P5">Tamaño de texto 24px. Espaciado entre letras 0.5em y espaciado entre palabras 1.5em. Los encabezados nivel 1 deberán estar centrados y aparecer en mayúsculas.</text:p>
        </text:list-item>
        <text:list-item>
          <text:p text:style-name="P5">Encabezado nivel 2 igual al de nivel 1. Color de texto #0430a7. Tamaño 18px. Espaciado entre letras 0.5em. Deberá aparecer en mayúsculas.</text:p>
        </text:list-item>
      </text:list>
      <text:p text:style-name="P2">El contenido de las listas aparecerá en negrita y cursiva. Por otra parte, el contenido de &lt;strong&gt; no aparecerá en negrita, sino en versalitas.</text:p>
      <text:p text:style-name="P2">Todo esto deberá hacerlo mediante reglas CSS. En ningún caso podrá modificar el código HTML para ello.</text:p>
      <text:list text:style-name="L2">
        <text:list-item>
          <text:p text:style-name="P6">Deberá enlazar el documento con &lt;link&gt; o con @import.</text:p>
        </text:list-item>
      </text:list>
      <text:p text:style-name="P8"/>
      <text:p text:style-name="P9"><text:bookmark text:name="yui_3_17_2_1_1680575104006_50"/>HTML:</text:p>
      <text:p text:style-name="P2">&lt;!DOCTYPE html&gt;<text:line-break/>&lt;html lang="es"&gt;</text:p>
      <text:p text:style-name="P2">&lt;head&gt;<text:line-break/><text:tab/>&lt;meta charset="utf-8"&gt;<text:line-break/><text:tab/>&lt;title&gt;Curriculum Vitae de John Doe&lt;/title&gt;<text:line-break/><text:tab/>&lt;link rel="stylesheet" type="text/css" href="estilos.css"&gt;</text:p>
      <text:p text:style-name="P7">&lt;/head&gt;</text:p>
      <text:p text:style-name="P7">&lt;body&gt;<text:line-break/><text:tab/>&lt;h1&gt;Curriculum Vitae de John Doe&lt;/h1&gt;<text:line-break/><text:tab/>&lt;h2&gt;Datos personales&lt;/h2&gt;<text:line-break/><text:tab/>&lt;ul&gt;<text:line-break/><text:tab/><text:tab/>&lt;li&gt;Nombre completo: &lt;strong&gt;John Doe&lt;/strong&gt;&lt;/li&gt;<text:line-break/><text:tab/><text:tab/>&lt;li&gt;Fecha de nacimiento: &lt;strong&gt;31/05/1996&lt;/strong&gt;&lt;/li&gt;<text:line-break/><text:tab/><text:tab/>&lt;li&gt;Lugar de nacimiento: &lt;strong&gt;Málaga&lt;/strong&gt;&lt;/li&gt;<text:line-break/><text:tab/>&lt;/ul&gt;<text:line-break/><text:tab/>&lt;h2&gt;Formación académica&lt;/h2&gt;<text:line-break/><text:tab/>&lt;ul&gt;<text:line-break/><text:tab/><text:tab/>&lt;li&gt;2011-2015: &lt;strong&gt;Universidad del Río&lt;/strong&gt;&lt;/li&gt;<text:line-break/><text:tab/><text:tab/>&lt;li&gt;2007-2011: &lt;strong&gt;Instituto El Olivo&lt;/strong&gt;&lt;/li&gt;<text:line-break/><text:tab/><text:tab/>&lt;li&gt;2001-2007: &lt;strong&gt;Escuela Primaria del Joker&lt;/strong&gt;&lt;/li&gt;<text:line-break/><text:tab/>&lt;/ul&gt;<text:line-break/><text:tab/>&lt;h2&gt;Experiencia laboral&lt;/h2&gt;<text:line-break/><text:tab/>&lt;ul&gt;<text:line-break/><text:tab/><text:tab/>&lt;li&gt;2019-2021: &lt;strong&gt;En el paro&lt;/strong&gt;&lt;/li&gt;<text:line-break/><text:tab/><text:tab/>&lt;li&gt;2017-2019: &lt;strong&gt;Cazavillanos y demás chusma&lt;/strong&gt;&lt;/li&gt;<text:line-break/><text:tab/><text:tab/>&lt;li&gt;2015-2017: &lt;strong&gt;Aprendiz de superhéroe&lt;/strong&gt;&lt;/li&gt;<text:line-break/><text:tab/>&lt;/ul&gt;<text:line-break/>&lt;/body&gt;</text:p>
      <text:p text:style-name="P2">&lt;/html&gt;</text:p>
      <text:p text:style-name="P10"/>
      <text:p text:style-name="P2"><text:span text:style-name="T1"/></text:p>
      <text:p text:style-name="P3"><text:span text:style-name="T1">Actividad asociada al CE1.4</text:span><text:line-break/>Enlazar las páginas de un sitio web con una fichero de estilo, para homogeneizar el aspecto del sitio web según unas especificaciones recibidas.<text:line-break/><text:span text:style-name="T1"><text:line-break/><text:line-break/>Duración</text:span>: 20’.</text:p>
      <text:p text:style-name="P2"><text:span text:style-name="T1">Criterios de corrección:</text:span> la valoración máxima de esta actividad es de 10 puntos repartidos entre los siguientes criterios:</text:p>
      <text:p text:style-name="P2"><text:bookmark text:name="yui_3_17_2_1_1680575104006_53"/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04:42:29.600000000</meta:creation-date>
    <dc:date>2023-04-04T04:46:13.299000000</dc:date>
    <meta:editing-duration>PT3M44S</meta:editing-duration>
    <meta:editing-cycles>1</meta:editing-cycles>
    <meta:document-statistic meta:table-count="0" meta:image-count="0" meta:object-count="0" meta:page-count="3" meta:paragraph-count="19" meta:word-count="314" meta:character-count="2381" meta:non-whitespace-character-count="2054"/>
    <meta:generator>LibreOffice/7.5.0.3$Windows_X86_64 LibreOffice_project/c21113d003cd3efa8c53188764377a8272d9d6de</meta:generator>
  </office:meta>
</office:document-meta>
</file>